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4cf" officeooo:paragraph-rsid="001994cf"/>
    </style:style>
    <style:style style:name="P2" style:family="paragraph" style:parent-style-name="Standard">
      <style:paragraph-properties fo:text-align="start" style:justify-single-word="false"/>
      <style:text-properties officeooo:rsid="001994cf" officeooo:paragraph-rsid="001994cf"/>
    </style:style>
    <style:style style:name="P3" style:family="paragraph" style:parent-style-name="Standard">
      <style:paragraph-properties fo:text-align="start" style:justify-single-word="false"/>
      <style:text-properties officeooo:rsid="001c3569" officeooo:paragraph-rsid="001c3569"/>
    </style:style>
    <style:style style:name="P4" style:family="paragraph" style:parent-style-name="Standard">
      <style:paragraph-properties fo:text-align="start" style:justify-single-word="false"/>
      <style:text-properties officeooo:rsid="001c3569" officeooo:paragraph-rsid="001c3569"/>
    </style:style>
    <style:style style:name="P5" style:family="paragraph" style:parent-style-name="Standard">
      <style:paragraph-properties fo:text-align="start" style:justify-single-word="false"/>
      <style:text-properties officeooo:rsid="001f3975" officeooo:paragraph-rsid="001f3975"/>
    </style:style>
    <style:style style:name="T1" style:family="text">
      <style:text-properties officeooo:rsid="001994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Flask Mega-Tutorial, Part <text:span text:style-name="T1">I</text:span>: Hello World</text:p>
      <text:p text:style-name="Standard"/>
      <text:p text:style-name="P1"><text:a xlink:type="simple" xlink:href="http://blog.miguelgrinberg.com/post/the-flask-mega-tutorial-part-i-hello-world" text:style-name="Internet_20_link" text:visited-style-name="Visited_20_Internet_20_Link">http://blog.miguelgrinberg.com/post/the-flask-mega-tutorial-part-i-hello-world</text:a></text:p>
      <text:p text:style-name="P1"/>
      <text:p text:style-name="P2">$ python -m venv flask<text:tab/><text:tab/><text:tab/><text:tab/>creates a virual environment</text:p>
      <text:p text:style-name="P2">$ pip install virtualenv</text:p>
      <text:p text:style-name="P2">$ virtualenv flask</text:p>
      <text:p text:style-name="P2">$ cd flask</text:p>
      <text:p text:style-name="P2">$ cd bin<text:tab/><text:tab/><text:tab/><text:tab/><text:tab/><text:tab/>Windows: $ cd Scripts</text:p>
      <text:p text:style-name="P2">$pip install flask</text:p>
      <text:p text:style-name="P2">$pip install flask-login</text:p>
      <text:p text:style-name="P2">$pip install flask-openid</text:p>
      <text:p text:style-name="P2">$pip install flask-mail</text:p>
      <text:p text:style-name="P2">$pip install flask-sqlalchemy</text:p>
      <text:p text:style-name="P2">$pip install sqlalchemy-migrate</text:p>
      <text:p text:style-name="P2">$pip install flask-whooshalchemy</text:p>
      <text:p text:style-name="P2">$pip install flask-wtf</text:p>
      <text:p text:style-name="P2">$pip install flask-babel</text:p>
      <text:p text:style-name="P2">$pip install guess_language</text:p>
      <text:p text:style-name="P2">$pip install flipflop</text:p>
      <text:p text:style-name="P2">$pip install coverage</text:p>
      <text:p text:style-name="P2"/>
      <text:p text:style-name="P3">run.py</text:p>
      <text:p text:style-name="P3"><text:tab/>#!flask/bin/python</text:p>
      <text:p text:style-name="P3"><text:tab/>from app import app</text:p>
      <text:p text:style-name="P3"><text:tab/>app.run(debug=True)</text:p>
      <text:p text:style-name="P3"/>
      <text:p text:style-name="P3">$ chmod a+x run.py</text:p>
      <text:p text:style-name="P3">$ ./run.py<text:tab/><text:tab/><text:tab/><text:tab/><text:tab/><text:tab/>Windows: $ flask\Scripts\python run.py</text:p>
      <text:p text:style-name="P3"/>
      <text:p text:style-name="P3"/>
      <text:p text:style-name="P5">up to</text:p>
      <text:p text:style-name="P5"><text:a xlink:type="simple" xlink:href="http://blog.miguelgrinberg.com/post/the-flask-mega-tutorial-part-v-user-logins" text:style-name="Internet_20_link" text:visited-style-name="Visited_20_Internet_20_Link">http://blog.miguelgrinberg.com/post/the-flask-mega-tutorial-part-v-user-logins</text:a></text:p>
      <text:p text:style-name="P5"/>
      <text:p text:style-name="P5">The g.user glob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2:27:21.762000000</meta:creation-date>
    <dc:date>2015-07-04T08:58:39.233000000</dc:date>
    <meta:editing-duration>PT17H26M12S</meta:editing-duration>
    <meta:editing-cycles>4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28" meta:word-count="93" meta:character-count="797" meta:non-whitespace-character-count="716"/>
  </office:meta>
</office:document-meta>
</file>